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aging Application Configuration </text:h>
      <text:p text:style-name="Text_20_body"><text:a xlink:type="simple" xlink:href="http://josediazgonzalez.com/2015/12/18/managing-application-configuration/#comments" text:style-name="Internet_20_link" text:visited-style-name="Visited_20_Internet_20_Link">Comments </text:a></text:p>
      <text:p text:style-name="Text_20_body">Most applications have a few custom bits of configuration. For instance, you might configure your error handler, or add some special facebook authentication key. Generally, these fall into two categories:</text:p>
      <text:list xml:id="list3289072110011149129" text:style-name="L1">
        <text:list-item>
          <text:p text:style-name="P4">configuration specific to the application (how errors are handled) </text:p>
        </text:list-item>
        <text:list-item>
          <text:p text:style-name="P2">configuration specific to the environment (which key to use for a service in staging/prod) </text:p>
        </text:list-item>
      </text:list>
      <text:p text:style-name="Text_20_body">For the former, I like creating a directory structure similar to the following:</text:p>
      <text:p text:style-name="Preformatted_20_Text"><text:span text:style-name="Source_20_Text">$ ls config/</text:span></text:p>
      <text:p text:style-name="Preformatted_20_Text"><text:span text:style-name="Source_20_Text">app.php</text:span></text:p>
      <text:p text:style-name="Preformatted_20_Text"><text:span text:style-name="Source_20_Text">bootstrap.php</text:span></text:p>
      <text:p text:style-name="Preformatted_20_Text"><text:span text:style-name="Source_20_Text">bootstrap_cli.php</text:span></text:p>
      <text:p text:style-name="Preformatted_20_Text"><text:span text:style-name="Source_20_Text">bootstrap/environment.php</text:span></text:p>
      <text:p text:style-name="Preformatted_20_Text"><text:span text:style-name="Source_20_Text">bootstrap/functions.php</text:span></text:p>
      <text:p text:style-name="Preformatted_20_Text"><text:span text:style-name="Source_20_Text">bootstrap/functions_cli.php</text:span></text:p>
      <text:p text:style-name="Preformatted_20_Text"><text:span text:style-name="Source_20_Text">bootstrap/keys.php</text:span></text:p>
      <text:p text:style-name="Preformatted_20_Text"><text:span text:style-name="Source_20_Text">bootstrap/services.php</text:span></text:p>
      <text:p text:style-name="Preformatted_20_Text"><text:span text:style-name="Source_20_Text">paths.php</text:span></text:p>
      <text:p text:style-name="P1"><text:span text:style-name="Source_20_Text">routes.php</text:span></text:p>
      <text:p text:style-name="Text_20_body">Generally speaking, I have a <text:span text:style-name="Source_20_Text">bootstrap</text:span> folder which contains multiple php files I require from my <text:span text:style-name="Source_20_Text">bootstrap.php</text:span>. I use the <text:span text:style-name="Source_20_Text">_cli</text:span> suffix on the filename to denote cli-based configuration. I also separate the config by the type of thing I am configuring, e.g. <text:span text:style-name="Source_20_Text">keys.php</text:span> contains keys for stuff like an S3 bucket, while <text:span text:style-name="Source_20_Text">services.php</text:span> contains a list of services mapping to their <text:span text:style-name="Source_20_Text">tcp</text:span> or <text:span text:style-name="Source_20_Text">udp</text:span> urls.</text:p>
      <text:p text:style-name="Text_20_body">Sometimes I don’t <text:span text:style-name="Emphasis">want</text:span> to store this information in the repository. For instance, I might have a specific bit of authentication information for the Facebook application my app is communicating with, or credentials to some SFTP bucket where important documents are stored. Maybe the database credentials are sacred and I don’t want everyone on the dev team to connect directly to production. Generally speaking, I have alternatives I would use in this case so that the functionality works both locally and in production, albeit with slightly different data.</text:p>
      <text:p text:style-name="Text_20_body">In this case, I use <text:span text:style-name="Source_20_Text">php-dotenv</text:span> to configure <text:a xlink:type="simple" xlink:href="http://12factor.net/config" text:style-name="Internet_20_link" text:visited-style-name="Visited_20_Internet_20_Link">environment variables</text:a> for use in my application. Let’s install it in our application first:</text:p>
      <text:p text:style-name="P1"><text:span text:style-name="Source_20_Text">composer require josegonzalez/dotenv</text:span></text:p>
      <text:p text:style-name="Text_20_body">Normally I add the following bit of code <text:span text:style-name="Emphasis">right</text:span> after the composer <text:span text:style-name="Source_20_Text">vendor/autoload.php</text:span> is required in my <text:span text:style-name="Source_20_Text">config/bootstrap.php</text:span>. This will affect both cli and web requests, so there isn’t a need to do it twice:</text:p>
      <text:p text:style-name="Preformatted_20_Text"><text:span text:style-name="Source_20_Text">if (!env('APP_NAME')) {</text:span></text:p>
      <text:p text:style-name="Preformatted_20_Text"><text:span text:style-name="Source_20_Text"><text:s text:c="4"/>josegonzalez\Dotenv\Loader::load([</text:span></text:p>
      <text:p text:style-name="Preformatted_20_Text"><text:span text:style-name="Source_20_Text"><text:s text:c="8"/>'filepaths' =&gt; [</text:span></text:p>
      <text:p text:style-name="Preformatted_20_Text"><text:soft-page-break/><text:span text:style-name="Source_20_Text"><text:s text:c="12"/>__DIR__ . DS . '.env',</text:span></text:p>
      <text:p text:style-name="Preformatted_20_Text"><text:span text:style-name="Source_20_Text"><text:s text:c="12"/>__DIR__ . DS . '.env.default',</text:span></text:p>
      <text:p text:style-name="Preformatted_20_Text"><text:span text:style-name="Source_20_Text"><text:s text:c="8"/>],</text:span></text:p>
      <text:p text:style-name="Preformatted_20_Text"><text:span text:style-name="Source_20_Text"><text:s text:c="8"/>'toServer' =&gt; false,</text:span></text:p>
      <text:p text:style-name="Preformatted_20_Text"><text:span text:style-name="Source_20_Text"><text:s text:c="8"/>'skipExisting' =&gt; ['toServer'],</text:span></text:p>
      <text:p text:style-name="Preformatted_20_Text"><text:span text:style-name="Source_20_Text"><text:s text:c="8"/>'raiseExceptions' =&gt; false</text:span></text:p>
      <text:p text:style-name="Preformatted_20_Text"><text:span text:style-name="Source_20_Text"><text:s text:c="4"/>]);</text:span></text:p>
      <text:p text:style-name="P1"><text:span text:style-name="Source_20_Text">}</text:span></text:p>
      <text:p text:style-name="Text_20_body">A few things:</text:p>
      <text:list xml:id="list6247758463946487550" text:style-name="L2">
        <text:list-item>
          <text:p text:style-name="P5">The <text:a xlink:type="simple" xlink:href="https://github.com/josegonzalez/php-dotenv" text:style-name="Internet_20_link" text:visited-style-name="Visited_20_Internet_20_Link">php-dotenv</text:a> project supports being called in a <text:a xlink:type="simple" xlink:href="https://github.com/josegonzalez/php-dotenv#usage" text:style-name="Internet_20_link" text:visited-style-name="Visited_20_Internet_20_Link">non-static way</text:a> if you hate statics. </text:p>
        </text:list-item>
        <text:list-item>
          <text:p text:style-name="P5"><text:span text:style-name="Source_20_Text">.env</text:span> files are simply a list of <text:span text:style-name="Source_20_Text">export KEY=VALUE</text:span> statements. If you know bash, you know how to use <text:span text:style-name="Source_20_Text">.env</text:span> files. There is a <text:a xlink:type="simple" xlink:href="https://github.com/josegonzalez/php-dotenv#usage" text:style-name="Internet_20_link" text:visited-style-name="Visited_20_Internet_20_Link">primer</text:a> in the readme. </text:p>
        </text:list-item>
        <text:list-item>
          <text:p text:style-name="P5">You can load multiple <text:span text:style-name="Source_20_Text">.env</text:span> files. The first one that exists on disk will be used. This is useful if you have <text:span text:style-name="Source_20_Text">gitignored</text:span> one like I do but wish to provide a default <text:span text:style-name="Source_20_Text">.env</text:span> file </text:p>
        </text:list-item>
        <text:list-item>
          <text:p text:style-name="P5">You can tell <text:span text:style-name="Source_20_Text">php-dotenv</text:span> to populate a number of variables. In this case, I am populating <text:span text:style-name="Source_20_Text">$_SERVER</text:span>. </text:p>
        </text:list-item>
        <text:list-item>
          <text:p text:style-name="P3">By default, exceptions are raised whenever there is an issue loading or parsing a <text:span text:style-name="Source_20_Text">.env</text:span> file. Rather than raise an expection at the bootstrap level, I just turn them off and assume the application has sane defaults. YMMV. </text:p>
        </text:list-item>
      </text:list>
      <text:p text:style-name="Text_20_body">Now, when is this useful? Say I have a default database config, and I store this in my <text:span text:style-name="Source_20_Text">config/.env.default</text:span>:</text:p>
      <text:p text:style-name="Preformatted_20_Text"><text:span text:style-name="Source_20_Text"># cakephp can read DSNs, remember?</text:span></text:p>
      <text:p text:style-name="P1"><text:span text:style-name="Source_20_Text">export DATABASE_URL="mysql://user:password@localhost/database?encoding=utf8&amp;timezone=UTC&amp;cacheMetadata=true&amp;quoteIdentifiers=false&amp;persistent=false"</text:span></text:p>
      <text:p text:style-name="Text_20_body">And I read it into my <text:span text:style-name="Source_20_Text">config/app.php</text:span> like so:</text:p>
      <text:p text:style-name="Preformatted_20_Text"><text:span text:style-name="Source_20_Text">'Datasources' =&gt; [</text:span></text:p>
      <text:p text:style-name="Preformatted_20_Text"><text:span text:style-name="Source_20_Text"><text:s text:c="4"/>'default' =&gt; [</text:span></text:p>
      <text:p text:style-name="Preformatted_20_Text"><text:span text:style-name="Source_20_Text"><text:s text:c="8"/>'url' =&gt; env('DATABASE_URL'),</text:span></text:p>
      <text:p text:style-name="Preformatted_20_Text"><text:span text:style-name="Source_20_Text"><text:s text:c="4"/>],</text:span></text:p>
      <text:p text:style-name="P1"><text:span text:style-name="Source_20_Text">],</text:span></text:p>
      <text:p text:style-name="Text_20_body">In production, my <text:span text:style-name="Source_20_Text">nginx.conf</text:span> sets <text:span text:style-name="Source_20_Text">APP_NAME</text:span> and <text:span text:style-name="Source_20_Text">DATABASE_URL</text:span>, and therefore I don’t load the default mysql configuration. But what if I didn’t? I could create a <text:span text:style-name="Source_20_Text">config/.env</text:span> file on my server with the following:</text:p>
      <text:p text:style-name="P1"><text:span text:style-name="Source_20_Text">export DATABASE_URL="mysql://app:pass@some-host/app-database?encoding=utf8&amp;timezone=UTC&amp;cacheMetadata=true&amp;quoteIdentifiers=false&amp;persistent=true"</text:span></text:p>
      <text:p text:style-name="Text_20_body">And my application would be none the wiser. What’s even <text:span text:style-name="Emphasis">more</text:span> awesome is that I can <text:span text:style-name="Emphasis">also</text:span> use this same trick to provide custom environments locally. If I have a developer who has slightly different config than the defaults, they can simply create a <text:span text:style-name="Source_20_Text">config/.env</text:span> file with their own customizations and they are off to the ra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21:16:51.302009055</meta:creation-date>
    <dc:date>2016-05-30T21:16:58.442956827</dc:date>
    <meta:editing-duration>PT7S</meta:editing-duration>
    <meta:editing-cycles>1</meta:editing-cycles>
    <meta:document-statistic meta:table-count="0" meta:image-count="0" meta:object-count="0" meta:page-count="2" meta:paragraph-count="51" meta:word-count="608" meta:character-count="4110" meta:non-whitespace-character-count="3463"/>
    <meta:generator>LibreOffice/5.0.5.2$Linux_X86_64 LibreOffice_project/00m0$Build-2</meta:generator>
  </office:meta>
</office:document-meta>
</file>